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40.13mm"/>
    </style:style>
    <style:style style:name="co4" style:family="table-column">
      <style:table-column-properties fo:break-before="auto" style:column-width="37.08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04mm"/>
    </style:style>
    <style:style style:name="co8" style:family="table-column">
      <style:table-column-properties fo:break-before="auto" style:column-width="8.04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7.73mm"/>
    </style:style>
    <style:style style:name="co11" style:family="table-column">
      <style:table-column-properties fo:break-before="auto" style:column-width="34.06mm"/>
    </style:style>
    <style:style style:name="co12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12">
      <style:table-cell-properties fo:background-color="#ffff66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transparent"/>
    </style:style>
    <style:style style:name="ce7" style:family="table-cell" style:parent-style-name="Default" style:data-style-name="N112"/>
    <style:style style:name="ce8" style:family="table-cell" style:parent-style-name="Default" style:data-style-name="N11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Energy (Ry)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Relative Energy (eV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</text:p>
          </table:table-cell>
          <table:table-cell office:value-type="float" office:value="-887.4558070186" calcext:value-type="float">
            <text:p>-887.4558070186</text:p>
          </table:table-cell>
          <table:table-cell table:formula="of:=[.B2]*[.$F$3]" office:value-type="float" office:value="-12074.4557572134" calcext:value-type="float">
            <text:p>-12074.4557572134</text:p>
          </table:table-cell>
          <table:table-cell table:formula="of:=[.C2]-[.$C$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NC_N1</text:p>
          </table:table-cell>
          <table:table-cell office:value-type="float" office:value="-895.8698027808" calcext:value-type="float">
            <text:p>-895.8698027808</text:p>
          </table:table-cell>
          <table:table-cell table:formula="of:=[.B3]*[.$F$3]" office:value-type="float" office:value="-12188.9340430825" calcext:value-type="float">
            <text:p>-12188.9340430825</text:p>
          </table:table-cell>
          <table:table-cell table:formula="of:=[.C3]-[.$C$2]" office:value-type="float" office:value="-114.478285869096" calcext:value-type="float">
            <text:p>-114.4782858691</text:p>
          </table:table-cell>
          <table:table-cell table:style-name="ce7" table:formula="of:=[.D3]-[.$D$4]" office:value-type="float" office:value="0.017190366845" calcext:value-type="float">
            <text:p>0.0171903668</text:p>
          </table:table-cell>
          <table:table-cell table:style-name="ce8" table:formula="of:=13.605698066" office:value-type="float" office:value="13.605698066" calcext:value-type="float">
            <text:p>13.605698066</text:p>
          </table:table-cell>
          <table:table-cell office:value-type="string" calcext:value-type="string">
            <text:p>eV</text:p>
          </table:table-cell>
          <table:table-cell table:formula="of:=[.E3]/ABS([.$D$4])*100" office:value-type="float" office:value="0.0150140140118512" calcext:value-type="float">
            <text:p>0.01501401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eNC_N2</text:p>
          </table:table-cell>
          <table:table-cell table:style-name="ce4" office:value-type="float" office:value="-895.871066249" calcext:value-type="float">
            <text:p>-895.8710662490</text:p>
          </table:table-cell>
          <table:table-cell table:style-name="ce1" table:formula="of:=[.B4]*[.$F$3]" office:value-type="float" office:value="-12188.9512334494" calcext:value-type="float">
            <text:p>-12188.9512334494</text:p>
          </table:table-cell>
          <table:table-cell table:style-name="ce1" table:formula="of:=[.C4]-[.$C$2]" office:value-type="float" office:value="-114.495476235941" calcext:value-type="float">
            <text:p>-114.4954762359</text:p>
          </table:table-cell>
          <table:table-cell table:style-name="ce7" table:formula="of:=[.D4]-[.$D$4]" office:value-type="float" office:value="0" calcext:value-type="float">
            <text:p>0.0000000000</text:p>
          </table:table-cell>
          <table:table-cell table:number-columns-repeated="2"/>
          <table:table-cell table:formula="of:=[.E4]/ABS([.$D$4])*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C_N3</text:p>
          </table:table-cell>
          <table:table-cell office:value-type="float" office:value="-895.8643067488" calcext:value-type="float">
            <text:p>-895.8643067488</text:p>
          </table:table-cell>
          <table:table-cell table:formula="of:=[.B5]*[.$F$3]" office:value-type="float" office:value="-12188.8592657306" calcext:value-type="float">
            <text:p>-12188.8592657306</text:p>
          </table:table-cell>
          <table:table-cell table:formula="of:=[.C5]-[.$C$2]" office:value-type="float" office:value="-114.403508517144" calcext:value-type="float">
            <text:p>-114.4035085171</text:p>
          </table:table-cell>
          <table:table-cell table:style-name="ce7" table:formula="of:=[.D5]-[.$D$4]" office:value-type="float" office:value="0.0919677187974344" calcext:value-type="float">
            <text:p>0.0919677188</text:p>
          </table:table-cell>
          <table:table-cell table:number-columns-repeated="2"/>
          <table:table-cell table:formula="of:=[.E5]/ABS([.$D$4])*100" office:value-type="float" office:value="0.0803243253103873" calcext:value-type="float">
            <text:p>0.08032432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87.4775569" calcext:value-type="float">
            <text:p>-887.4775569</text:p>
          </table:table-cell>
          <table:table-cell table:formula="of:=[.B6]*[.$F$3]" office:value-type="float" office:value="-12074.7516795327" calcext:value-type="float">
            <text:p>-12074.75167953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NC_N2a</text:p>
          </table:table-cell>
          <table:table-cell office:value-type="float" office:value="-895.8644887404" calcext:value-type="float">
            <text:p>-895.8644887404</text:p>
          </table:table-cell>
          <table:table-cell table:formula="of:=[.B7]*[.$F$3]" office:value-type="float" office:value="-12188.8617418533" calcext:value-type="float">
            <text:p>-12188.8617418533</text:p>
          </table:table-cell>
          <table:table-cell table:formula="of:=[.C7]-[.$C$2]" office:value-type="float" office:value="-114.405984639903" calcext:value-type="float">
            <text:p>-114.4059846399</text:p>
          </table:table-cell>
          <table:table-cell table:style-name="ce7" table:formula="of:=[.D7]-[.$D$4]" office:value-type="float" office:value="0.0894915960378171" calcext:value-type="float">
            <text:p>0.0894915960</text:p>
          </table:table-cell>
          <table:table-cell table:number-columns-repeated="2"/>
          <table:table-cell table:formula="of:=[.E7]/ABS([.$D$4])*100" office:value-type="float" office:value="0.0781616872385435" calcext:value-type="float">
            <text:p>0.0781616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C_N2b</text:p>
          </table:table-cell>
          <table:table-cell office:value-type="float" office:value="-895.8680919308" calcext:value-type="float">
            <text:p>-895.8680919308</text:p>
          </table:table-cell>
          <table:table-cell table:formula="of:=[.B8]*[.$F$3]" office:value-type="float" office:value="-12188.910765774" calcext:value-type="float">
            <text:p>-12188.910765774</text:p>
          </table:table-cell>
          <table:table-cell table:formula="of:=[.C8]-[.$C$2]" office:value-type="float" office:value="-114.455008560561" calcext:value-type="float">
            <text:p>-114.4550085606</text:p>
          </table:table-cell>
          <table:table-cell table:style-name="ce7" table:formula="of:=[.D8]-[.$D$4]" office:value-type="float" office:value="0.0404676753803983" calcext:value-type="float">
            <text:p>0.0404676754</text:p>
          </table:table-cell>
          <table:table-cell table:number-columns-repeated="2"/>
          <table:table-cell table:formula="of:=[.E8]/ABS([.$D$4])*100" office:value-type="float" office:value="0.0353443443451045" calcext:value-type="float">
            <text:p>0.0353443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C_N2c</text:p>
          </table:table-cell>
          <table:table-cell office:value-type="float" office:value="-895.8644903476" calcext:value-type="float">
            <text:p>-895.8644903476</text:p>
          </table:table-cell>
          <table:table-cell table:formula="of:=[.B9]*[.$F$3]" office:value-type="float" office:value="-12188.8617637204" calcext:value-type="float">
            <text:p>-12188.8617637204</text:p>
          </table:table-cell>
          <table:table-cell table:style-name="ce7" table:formula="of:=[.C9]-[.$C$2]" office:value-type="float" office:value="-114.406006506983" calcext:value-type="float">
            <text:p>-114.4060065070</text:p>
          </table:table-cell>
          <table:table-cell table:style-name="ce7" table:formula="of:=[.D9]-[.$D$4]" office:value-type="float" office:value="0.0894697289579938" calcext:value-type="float">
            <text:p>0.0894697290</text:p>
          </table:table-cell>
          <table:table-cell table:number-columns-repeated="2"/>
          <table:table-cell table:formula="of:=[.E9]/ABS([.$D$4])*100" office:value-type="float" office:value="0.0781425885976695" calcext:value-type="float">
            <text:p>0.0781425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C_N2d*</text:p>
          </table:table-cell>
          <table:table-cell office:value-type="float" office:value="-895.86234353" calcext:value-type="float">
            <text:p>-895.86234353</text:p>
          </table:table-cell>
          <table:table-cell table:formula="of:=[.B10]*[.$F$3]" office:value-type="float" office:value="-12188.8325547684" calcext:value-type="float">
            <text:p>-12188.8325547684</text:p>
          </table:table-cell>
          <table:table-cell table:formula="of:=[.C10]-[.$C$2]" office:value-type="float" office:value="-114.376797554913" calcext:value-type="float">
            <text:p>-114.3767975549</text:p>
          </table:table-cell>
          <table:table-cell table:style-name="ce7" table:formula="of:=[.D10]-[.$D$4]" office:value-type="float" office:value="0.118678681028371" calcext:value-type="float">
            <text:p>0.1186786810</text:p>
          </table:table-cell>
          <table:table-cell office:value-type="string" calcext:value-type="string">
            <text:p>unfinishe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lative to FeNC_N2</text:p>
          </table:table-cell>
          <table:table-cell office:value-type="string" calcext:value-type="string">
            <text:p>Relative to FeNC_N_B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eNC_N_B1</text:p>
          </table:table-cell>
          <table:table-cell table:style-name="ce1" office:value-type="float" office:value="-890.8464128855" calcext:value-type="float">
            <text:p>-890.8464128855</text:p>
          </table:table-cell>
          <table:table-cell table:style-name="ce1" table:formula="of:=[.B13]*[.$F$3]" office:value-type="float" office:value="-12120.5873168993" calcext:value-type="float">
            <text:p>-12120.5873168993</text:p>
          </table:table-cell>
          <table:table-cell table:style-name="ce1" table:formula="of:=[.C13]-[.$C$4]" office:value-type="float" office:value="68.3639165500936" calcext:value-type="float">
            <text:p>68.3639165501</text:p>
          </table:table-cell>
          <table:table-cell table:formula="of:=[.C13]-[.$C$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_N_B2</text:p>
          </table:table-cell>
          <table:table-cell office:value-type="float" office:value="-890.7539118597" calcext:value-type="float">
            <text:p>-890.7539118597</text:p>
          </table:table-cell>
          <table:table-cell table:formula="of:=[.B14]*[.$F$3]" office:value-type="float" office:value="-12119.3287758715" calcext:value-type="float">
            <text:p>-12119.3287758715</text:p>
          </table:table-cell>
          <table:table-cell table:formula="of:=[.C14]-[.$C$4]" office:value-type="float" office:value="69.6224575779434" calcext:value-type="float">
            <text:p>69.6224575779</text:p>
          </table:table-cell>
          <table:table-cell table:formula="of:=[.C14]-[.$C$13]" office:value-type="float" office:value="1.25854102784433" calcext:value-type="float">
            <text:p>1.2585410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_N_B3</text:p>
          </table:table-cell>
          <table:table-cell office:value-type="float" office:value="-890.7331773967" calcext:value-type="float">
            <text:p>-890.7331773967</text:p>
          </table:table-cell>
          <table:table-cell table:formula="of:=[.B15]*[.$F$3]" office:value-type="float" office:value="-12119.0466690283" calcext:value-type="float">
            <text:p>-12119.0466690283</text:p>
          </table:table-cell>
          <table:table-cell table:formula="of:=[.C15]-[.$C$4]" office:value-type="float" office:value="69.9045644210837" calcext:value-type="float">
            <text:p>69.9045644211</text:p>
          </table:table-cell>
          <table:table-cell table:formula="of:=[.C15]-[.$C$13]" office:value-type="float" office:value="1.54064787098469" calcext:value-type="float">
            <text:p>1.540647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_N_B4</text:p>
          </table:table-cell>
          <table:table-cell office:value-type="float" office:value="-890.7297204963" calcext:value-type="float">
            <text:p>-890.7297204963</text:p>
          </table:table-cell>
          <table:table-cell table:formula="of:=[.B16]*[.$F$3]" office:value-type="float" office:value="-12118.9996354852" calcext:value-type="float">
            <text:p>-12118.9996354852</text:p>
          </table:table-cell>
          <table:table-cell table:formula="of:=[.C16]-[.$C$4]" office:value-type="float" office:value="69.9515979641692" calcext:value-type="float">
            <text:p>69.9515979642</text:p>
          </table:table-cell>
          <table:table-cell table:formula="of:=[.C16]-[.$C$13]" office:value-type="float" office:value="1.58768141407018" calcext:value-type="float">
            <text:p>1.58768141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NB_e</text:p>
          </table:table-cell>
          <table:table-cell office:value-type="float" office:value="-890.7776804227" calcext:value-type="float">
            <text:p>-890.7776804227</text:p>
          </table:table-cell>
          <table:table-cell table:formula="of:=[.B17]*[.$F$3]" office:value-type="float" office:value="-12119.6521637631" calcext:value-type="float">
            <text:p>-12119.6521637631</text:p>
          </table:table-cell>
          <table:table-cell/>
          <table:table-cell table:formula="of:=[.C17]-[.$C$13]" office:value-type="float" office:value="0.935153136204463" calcext:value-type="float">
            <text:p>0.9351531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NB_f</text:p>
          </table:table-cell>
          <table:table-cell office:value-type="float" office:value="-890.8116221091" calcext:value-type="float">
            <text:p>-890.8116221091</text:p>
          </table:table-cell>
          <table:table-cell table:formula="of:=[.B18]*[.$F$3]" office:value-type="float" office:value="-12120.1139641001" calcext:value-type="float">
            <text:p>-12120.1139641001</text:p>
          </table:table-cell>
          <table:table-cell/>
          <table:table-cell table:formula="of:=[.C18]-[.$C$13]" office:value-type="float" office:value="0.473352799195709" calcext:value-type="float">
            <text:p>0.4733527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NB_g</text:p>
          </table:table-cell>
          <table:table-cell office:value-type="float" office:value="-890.8175087947" calcext:value-type="float">
            <text:p>-890.8175087947</text:p>
          </table:table-cell>
          <table:table-cell table:formula="of:=[.B19]*[.$F$3]" office:value-type="float" office:value="-12120.194056567" calcext:value-type="float">
            <text:p>-12120.194056567</text:p>
          </table:table-cell>
          <table:table-cell/>
          <table:table-cell table:formula="of:=[.C19]-[.$C$13]" office:value-type="float" office:value="0.393260332311911" calcext:value-type="float">
            <text:p>0.39326033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NB_h</text:p>
          </table:table-cell>
          <table:table-cell office:value-type="float" office:value="-890.7779081134" calcext:value-type="float">
            <text:p>-890.7779081134</text:p>
          </table:table-cell>
          <table:table-cell table:formula="of:=[.B20]*[.$F$3]" office:value-type="float" office:value="-12119.655261654" calcext:value-type="float">
            <text:p>-12119.655261654</text:p>
          </table:table-cell>
          <table:table-cell/>
          <table:table-cell table:formula="of:=[.C20]-[.$C$13]" office:value-type="float" office:value="0.932055245288211" calcext:value-type="float">
            <text:p>0.932055245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nergy (Ry)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Relative Energy (eV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</text:p>
          </table:table-cell>
          <table:table-cell office:value-type="float" office:value="-887.4558070186" calcext:value-type="float">
            <text:p>-887.4558070186</text:p>
          </table:table-cell>
          <table:table-cell table:formula="of:=[.B23]*[.$F$3]" office:value-type="float" office:value="-12074.4557572134" calcext:value-type="float">
            <text:p>-12074.4557572134</text:p>
          </table:table-cell>
          <table:table-cell table:formula="of:=[.C23]-[.$C$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FeNC_B1</text:p>
          </table:table-cell>
          <table:table-cell table:style-name="ce2" office:value-type="float" office:value="-882.3004060261" calcext:value-type="float">
            <text:p>-882.3004060261</text:p>
          </table:table-cell>
          <table:table-cell table:style-name="ce2" table:formula="of:=[.B24]*[.$F$3]" office:value-type="float" office:value="-12004.3129279003" calcext:value-type="float">
            <text:p>-12004.3129279003</text:p>
          </table:table-cell>
          <table:table-cell table:style-name="ce2" table:formula="of:=[.C24]-[.$C$23]" office:value-type="float" office:value="70.1428293131139" calcext:value-type="float">
            <text:p>70.14282931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_B2</text:p>
          </table:table-cell>
          <table:table-cell office:value-type="float" office:value="-882.2888287583" calcext:value-type="float">
            <text:p>-882.2888287583</text:p>
          </table:table-cell>
          <table:table-cell table:formula="of:=[.B25]*[.$F$3]" office:value-type="float" office:value="-12004.1554110902" calcext:value-type="float">
            <text:p>-12004.1554110902</text:p>
          </table:table-cell>
          <table:table-cell table:formula="of:=[.C25]-[.$C$23]" office:value-type="float" office:value="70.3003461232274" calcext:value-type="float">
            <text:p>70.30034612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_B3</text:p>
          </table:table-cell>
          <table:table-cell office:value-type="float" office:value="-882.2953920471" calcext:value-type="float">
            <text:p>-882.2953920471</text:p>
          </table:table-cell>
          <table:table-cell table:formula="of:=[.B26]*[.$F$3]" office:value-type="float" office:value="-12004.2447092159" calcext:value-type="float">
            <text:p>-12004.2447092159</text:p>
          </table:table-cell>
          <table:table-cell table:formula="of:=[.C26]-[.$C$23]" office:value-type="float" office:value="70.2110479974963" calcext:value-type="float">
            <text:p>70.211047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_B4</text:p>
          </table:table-cell>
          <table:table-cell office:value-type="float" office:value="-882.2848163271" calcext:value-type="float">
            <text:p>-882.2848163271</text:p>
          </table:table-cell>
          <table:table-cell table:formula="of:=[.B27]*[.$F$3]" office:value-type="float" office:value="-12004.1008191628" calcext:value-type="float">
            <text:p>-12004.1008191628</text:p>
          </table:table-cell>
          <table:table-cell table:formula="of:=[.C27]-[.$C$23]" office:value-type="float" office:value="70.3549380506465" calcext:value-type="float">
            <text:p>70.3549380506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eNC_B1a</text:p>
          </table:table-cell>
          <table:table-cell office:value-type="float" office:value="-882.3087894291" calcext:value-type="float">
            <text:p>-882.3087894291</text:p>
          </table:table-cell>
          <table:table-cell table:formula="of:=[.B29]*[.$F$3]" office:value-type="float" office:value="-12004.4269899503" calcext:value-type="float">
            <text:p>-12004.4269899503</text:p>
          </table:table-cell>
          <table:table-cell table:formula="of:=[.C29]-[.$C$23]" office:value-type="float" office:value="70.0287672631293" calcext:value-type="float">
            <text:p>70.028767263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eNC_B1b</text:p>
          </table:table-cell>
          <table:table-cell table:style-name="ce1" office:value-type="float" office:value="-882.3846166239" calcext:value-type="float">
            <text:p>-882.3846166239</text:p>
          </table:table-cell>
          <table:table-cell table:style-name="ce1" table:formula="of:=[.B30]*[.$F$3]" office:value-type="float" office:value="-12005.4586718679" calcext:value-type="float">
            <text:p>-12005.4586718679</text:p>
          </table:table-cell>
          <table:table-cell table:style-name="ce1" table:formula="of:=[.C30]-[.$C$23]" office:value-type="float" office:value="68.9970853454888" calcext:value-type="float">
            <text:p>68.9970853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_B1c</text:p>
          </table:table-cell>
          <table:table-cell office:value-type="float" office:value="-882.3231337341" calcext:value-type="float">
            <text:p>-882.3231337341</text:p>
          </table:table-cell>
          <table:table-cell table:formula="of:=[.B31]*[.$F$3]" office:value-type="float" office:value="-12004.6221542331" calcext:value-type="float">
            <text:p>-12004.6221542331</text:p>
          </table:table-cell>
          <table:table-cell table:formula="of:=[.C31]-[.$C$23]" office:value-type="float" office:value="69.8336029803322" calcext:value-type="float">
            <text:p>69.83360298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_B1d</text:p>
          </table:table-cell>
          <table:table-cell office:value-type="float" office:value="-882.3168842643" calcext:value-type="float">
            <text:p>-882.3168842643</text:p>
          </table:table-cell>
          <table:table-cell table:formula="of:=[.B32]*[.$F$3]" office:value-type="float" office:value="-12004.5371258339" calcext:value-type="float">
            <text:p>-12004.5371258339</text:p>
          </table:table-cell>
          <table:table-cell table:formula="of:=[.C32]-[.$C$23]" office:value-type="float" office:value="69.9186313795035" calcext:value-type="float">
            <text:p>69.91863137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C_B1e</text:p>
          </table:table-cell>
          <table:table-cell office:value-type="float" office:value="-882.3570298097" calcext:value-type="float">
            <text:p>-882.3570298097</text:p>
          </table:table-cell>
          <table:table-cell table:formula="of:=[.B33]*[.$F$3]" office:value-type="float" office:value="-12005.0833340033" calcext:value-type="float">
            <text:p>-12005.0833340033</text:p>
          </table:table-cell>
          <table:table-cell table:formula="of:=[.C33]-[.$C$23]" office:value-type="float" office:value="69.3724232100976" calcext:value-type="float">
            <text:p>69.37242321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lative to FeNC_B1b</text:p>
          </table:table-cell>
          <table:table-cell office:value-type="string" calcext:value-type="string">
            <text:p>Relative to FeNC_B_N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eNC_B_N1</text:p>
          </table:table-cell>
          <table:table-cell table:style-name="ce1" office:value-type="float" office:value="-890.9134836091" calcext:value-type="float">
            <text:p>-890.9134836091</text:p>
          </table:table-cell>
          <table:table-cell table:style-name="ce1" table:formula="of:=[.B36]*[.$F$3]" office:value-type="float" office:value="-12121.4998609137" calcext:value-type="float">
            <text:p>-12121.4998609137</text:p>
          </table:table-cell>
          <table:table-cell table:style-name="ce1" table:formula="of:=[.C36]-[.$C$30]" office:value-type="float" office:value="-116.041189045707" calcext:value-type="float">
            <text:p>-116.0411890457</text:p>
          </table:table-cell>
          <table:table-cell table:formula="of:=[.D36]-[.$D$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_B_N2</text:p>
          </table:table-cell>
          <table:table-cell office:value-type="float" office:value="-890.8301274726" calcext:value-type="float">
            <text:p>-890.8301274726</text:p>
          </table:table-cell>
          <table:table-cell table:formula="of:=[.B37]*[.$F$3]" office:value-type="float" office:value="-12120.3657424885" calcext:value-type="float">
            <text:p>-12120.3657424885</text:p>
          </table:table-cell>
          <table:table-cell table:formula="of:=[.C37]-[.$C$30]" office:value-type="float" office:value="-114.907070620588" calcext:value-type="float">
            <text:p>-114.9070706206</text:p>
          </table:table-cell>
          <table:table-cell table:formula="of:=[.D37]-[.$D$36]" office:value-type="float" office:value="1.13411842511945" calcext:value-type="float">
            <text:p>1.13411842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NC_B_N3</text:p>
          </table:table-cell>
          <table:table-cell office:value-type="float" office:value="-890.8107610032" calcext:value-type="float">
            <text:p>-890.8107610032</text:p>
          </table:table-cell>
          <table:table-cell table:formula="of:=[.B38]*[.$F$3]" office:value-type="float" office:value="-12120.1022481532" calcext:value-type="float">
            <text:p>-12120.1022481532</text:p>
          </table:table-cell>
          <table:table-cell table:formula="of:=[.C38]-[.$C$30]" office:value-type="float" office:value="-114.643576285327" calcext:value-type="float">
            <text:p>-114.6435762853</text:p>
          </table:table-cell>
          <table:table-cell table:formula="of:=[.D38]-[.$D$36]" office:value-type="float" office:value="1.39761276037993" calcext:value-type="float">
            <text:p>1.3976127604</text:p>
          </table:table-cell>
          <table:table-cell/>
          <table:table-cell table:formula="of:=71-5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C40]/[.E41]" office:value-type="float" office:value="-155.031110204854" calcext:value-type="float">
            <text:p>-155.03111020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820.40920507" calcext:value-type="float">
            <text:p>-820.40920507</text:p>
          </table:table-cell>
          <table:table-cell table:formula="of:=[.B40]*[.$F$3]" office:value-type="float" office:value="-11162.2399347495" calcext:value-type="float">
            <text:p>-11162.2399347495</text:p>
          </table:table-cell>
          <table:table-cell office:value-type="string" calcext:value-type="string">
            <text:p>ev/atom</text:p>
          </table:table-cell>
          <table:table-cell office:value-type="string" calcext:value-type="string">
            <text:p>na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Graphene 6x6</text:p>
          </table:table-cell>
          <table:table-cell table:style-name="ce3" office:value-type="float" office:value="-820.41727044" calcext:value-type="float">
            <text:p>-820.41727044</text:p>
          </table:table-cell>
          <table:table-cell table:style-name="ce3" table:formula="of:=[.B41]*[.$F$3]" office:value-type="float" office:value="-11162.3496697385" calcext:value-type="float">
            <text:p>-11162.3496697385</text:p>
          </table:table-cell>
          <table:table-cell table:style-name="ce3" table:formula="of:=[.C41]/[.E41]" office:value-type="float" office:value="-155.032634301924" calcext:value-type="float">
            <text:p>-155.032634301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_k1</text:p>
          </table:table-cell>
          <table:table-cell office:value-type="float" office:value="-226.69435093" calcext:value-type="float">
            <text:p>-226.69435093</text:p>
          </table:table-cell>
          <table:table-cell table:formula="of:=[.B42]*[.$F$3]" office:value-type="float" office:value="-3084.33489202143" calcext:value-type="float">
            <text:p>-3084.3348920214</text:p>
          </table:table-cell>
          <table:table-cell table:formula="of:=[.C42]/[.E42]" office:value-type="float" office:value="-85.6759692228174" calcext:value-type="float">
            <text:p>-85.67596922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form <text:s/>= Ebond(product) – Ebond(precursor)</text:p>
          </table:table-cell>
          <table:table-cell table:number-columns-repeated="3"/>
          <table:table-cell office:value-type="string" calcext:value-type="string">
            <text:p>n positif = ad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k2</text:p>
          </table:table-cell>
          <table:table-cell office:value-type="float" office:value="-226.08025342" calcext:value-type="float">
            <text:p>-226.08025342</text:p>
          </table:table-cell>
          <table:table-cell table:formula="of:=[.B43]*[.$F$3]" office:value-type="float" office:value="-3075.97966671728" calcext:value-type="float">
            <text:p>-3075.9796667173</text:p>
          </table:table-cell>
          <table:table-cell table:formula="of:=[.C43]/[.E43]" office:value-type="float" office:value="-85.4438796310357" calcext:value-type="float">
            <text:p>-85.443879631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n negatif = <text:s/>remo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k3</text:p>
          </table:table-cell>
          <table:table-cell office:value-type="float" office:value="-226.1124695" calcext:value-type="float">
            <text:p>-226.1124695</text:p>
          </table:table-cell>
          <table:table-cell table:formula="of:=[.B44]*[.$F$3]" office:value-type="float" office:value="-3076.41798897463" calcext:value-type="float">
            <text:p>-3076.4179889746</text:p>
          </table:table-cell>
          <table:table-cell table:formula="of:=[.C44]/[.E44]" office:value-type="float" office:value="-85.4560552492954" calcext:value-type="float">
            <text:p>-85.456055249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_k4</text:p>
          </table:table-cell>
          <table:table-cell table:style-name="ce3" office:value-type="float" office:value="-226.10226174" calcext:value-type="float">
            <text:p>-226.10226174</text:p>
          </table:table-cell>
          <table:table-cell table:style-name="ce3" table:formula="of:=[.B45]*[.$F$3]" office:value-type="float" office:value="-3076.27910527414" calcext:value-type="float">
            <text:p>-3076.2791052741</text:p>
          </table:table-cell>
          <table:table-cell table:style-name="ce3" table:formula="of:=[.C45]/[.E45]" office:value-type="float" office:value="-85.4521973687262" calcext:value-type="float">
            <text:p>-85.452197368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Energy (ev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form (eV)</text:p>
          </table:table-cell>
          <table:table-cell/>
          <table:table-cell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B_k5</text:p>
          </table:table-cell>
          <table:table-cell office:value-type="float" office:value="-226.10430105" calcext:value-type="float">
            <text:p>-226.10430105</text:p>
          </table:table-cell>
          <table:table-cell table:formula="of:=[.B46]*[.$F$3]" office:value-type="float" office:value="-3076.30685151027" calcext:value-type="float">
            <text:p>-3076.3068515103</text:p>
          </table:table-cell>
          <table:table-cell table:formula="of:=[.C46]/[.E46]" office:value-type="float" office:value="-85.4529680975074" calcext:value-type="float">
            <text:p>-85.4529680975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FeNC</text:p>
          </table:table-cell>
          <table:table-cell table:style-name="ce3" table:formula="of:=[.C2]" office:value-type="float" office:value="-12074.4557572134" calcext:value-type="float">
            <text:p>-12074.455757213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H46]-([.I46]*[.$D$66]+[.J46]*[.$D$61]+[.K46]*[.$D$68]+[.L46]*[.$D$45])" office:value-type="float" office:value="0.45566247696479" calcext:value-type="float">
            <text:p>0.455662477</text:p>
          </table:table-cell>
          <table:table-cell table:formula="of:=[.H46]-([.I46]*[.$D$66]+[.J46]*[.$D$61]+[.K46]*[.$D$69]+[.L46]*[.$D$45])" office:value-type="float" office:value="-1.70433752303506" calcext:value-type="float">
            <text:p>-1.704337523</text:p>
          </table:table-cell>
          <table:table-cell office:value-type="string" calcext:value-type="string">
            <text:p>66C + Fe + 4N –&gt; FeNC</text:p>
          </table:table-cell>
        </table:table-row>
        <table:table-row table:style-name="ro1">
          <table:table-cell office:value-type="string" calcext:value-type="string">
            <text:p>B_k6</text:p>
          </table:table-cell>
          <table:table-cell office:value-type="float" office:value="-226.10466779" calcext:value-type="float">
            <text:p>-226.10466779</text:p>
          </table:table-cell>
          <table:table-cell table:formula="of:=[.B47]*[.$F$3]" office:value-type="float" office:value="-3076.31184126398" calcext:value-type="float">
            <text:p>-3076.311841264</text:p>
          </table:table-cell>
          <table:table-cell table:formula="of:=[.C47]/[.E47]" office:value-type="float" office:value="-85.4531067017771" calcext:value-type="float">
            <text:p>-85.453106701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C6]" office:value-type="float" office:value="-12074.7516795327" calcext:value-type="float">
            <text:p>-12074.751679532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table:formula="of:=[.H47]-([.I47]*[.$D$66]+[.J47]*[.$D$61]+[.K47]*[.$D$68]+[.L47]*[.$D$45])" office:value-type="float" office:value="0.15974015762913" calcext:value-type="float">
            <text:p>0.1597401576</text:p>
          </table:table-cell>
          <table:table-cell table:formula="of:=[.H47]-([.I47]*[.$D$66]+[.J47]*[.$D$61]+[.K47]*[.$D$69]+[.L47]*[.$D$45])" office:value-type="float" office:value="-2.00025984237072" calcext:value-type="float">
            <text:p>-2.0002598424</text:p>
          </table:table-cell>
          <table:table-cell/>
        </table:table-row>
        <table:table-row table:style-name="ro1">
          <table:table-cell office:value-type="string" calcext:value-type="string">
            <text:p>B_k7</text:p>
          </table:table-cell>
          <table:table-cell office:value-type="float" office:value="-226.10481809" calcext:value-type="float">
            <text:p>-226.10481809</text:p>
          </table:table-cell>
          <table:table-cell table:formula="of:=[.B48]*[.$F$3]" office:value-type="float" office:value="-3076.3138862004" calcext:value-type="float">
            <text:p>-3076.3138862004</text:p>
          </table:table-cell>
          <table:table-cell table:formula="of:=[.C48]/[.E48]" office:value-type="float" office:value="-85.4531635055665" calcext:value-type="float">
            <text:p>-85.453163505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FeNC_N</text:p>
          </table:table-cell>
          <table:table-cell table:style-name="ce3" office:value-type="float" office:value="-12188.9512334494" calcext:value-type="float">
            <text:p>-12188.951233449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H48]-([.I48]*[.$D$66]+[.J48]*[.$D$61]+[.K48]*[.$D$68]+[.L48]*[.$D$45])" office:value-type="float" office:value="0.970262530288892" calcext:value-type="float">
            <text:p>0.9702625303</text:p>
          </table:table-cell>
          <table:table-cell table:formula="of:=[.H48]-([.I48]*[.$D$66]+[.J48]*[.$D$61]+[.K48]*[.$D$69]+[.L48]*[.$D$45])" office:value-type="float" office:value="-1.72973746971184" calcext:value-type="float">
            <text:p>-1.7297374697</text:p>
          </table:table-cell>
          <table:table-cell office:value-type="string" calcext:value-type="string">
            <text:p>Graph – 7C + Fe + 5N –&gt; FeNC_N</text:p>
          </table:table-cell>
        </table:table-row>
        <table:table-row table:style-name="ro1">
          <table:table-cell office:value-type="string" calcext:value-type="string">
            <text:p>B_k8</text:p>
          </table:table-cell>
          <table:table-cell office:value-type="float" office:value="-226.10481649" calcext:value-type="float">
            <text:p>-226.10481649</text:p>
          </table:table-cell>
          <table:table-cell table:formula="of:=[.B49]*[.$F$3]" office:value-type="float" office:value="-3076.31386443128" calcext:value-type="float">
            <text:p>-3076.3138644313</text:p>
          </table:table-cell>
          <table:table-cell table:formula="of:=[.C49]/[.E49]" office:value-type="float" office:value="-85.4531629008688" calcext:value-type="float">
            <text:p>-85.453162900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FeNC_N_B</text:p>
          </table:table-cell>
          <table:table-cell table:style-name="ce3" office:value-type="float" office:value="-12120.5873168993" calcext:value-type="float">
            <text:p>-12120.587316899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49]-([.I49]*[.$D$66]+[.J49]*[.$D$61]+[.K49]*[.$D$68]+[.L49]*[.$D$45])" office:value-type="float" office:value="-0.304275404081636" calcext:value-type="float">
            <text:p>-0.3042754041</text:p>
          </table:table-cell>
          <table:table-cell table:formula="of:=[.H49]-([.I49]*[.$D$66]+[.J49]*[.$D$61]+[.K49]*[.$D$69]+[.L49]*[.$D$45])" office:value-type="float" office:value="-3.00427540408054" calcext:value-type="float">
            <text:p>-3.0042754041</text:p>
          </table:table-cell>
          <table:table-cell office:value-type="string" calcext:value-type="string">
            <text:p>Graph – 8C + Fe + 5N + B –&gt; FeNC_N_B</text:p>
          </table:table-cell>
        </table:table-row>
        <table:table-row table:style-name="ro1">
          <table:table-cell table:style-name="ce2" office:value-type="string" calcext:value-type="string">
            <text:p>Fe_k4</text:p>
          </table:table-cell>
          <table:table-cell table:style-name="ce2" office:value-type="float" office:value="-111.59741977" calcext:value-type="float">
            <text:p>-111.59741977</text:p>
          </table:table-cell>
          <table:table-cell table:style-name="ce2" table:formula="of:=[.B50]*[.$F$3]" office:value-type="float" office:value="-1518.36079833528" calcext:value-type="float">
            <text:p>-1518.3607983353</text:p>
          </table:table-cell>
          <table:table-cell table:style-name="ce2" table:formula="of:=[.C50]/[.E50]" office:value-type="float" office:value="-759.18039916764" calcext:value-type="float">
            <text:p>-759.180399167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_k5</text:p>
          </table:table-cell>
          <table:table-cell office:value-type="float" office:value="-111.6042527" calcext:value-type="float">
            <text:p>-111.6042527</text:p>
          </table:table-cell>
          <table:table-cell table:formula="of:=[.B51]*[.$F$3]" office:value-type="float" office:value="-1518.45376511777" calcext:value-type="float">
            <text:p>-1518.4537651178</text:p>
          </table:table-cell>
          <table:table-cell table:formula="of:=[.C51]/[.E51]" office:value-type="float" office:value="-759.226882558883" calcext:value-type="float">
            <text:p>-759.2268825589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FeNC_B</text:p>
          </table:table-cell>
          <table:table-cell table:style-name="ce3" office:value-type="float" office:value="-12005.4586718679" calcext:value-type="float">
            <text:p>-12005.458671867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51]-([.I51]*[.$D$66]+[.J51]*[.$D$61]+[.K51]*[.$D$68]+[.L51]*[.$D$45])" office:value-type="float" office:value="-0.185706662003213" calcext:value-type="float">
            <text:p>-0.185706662</text:p>
          </table:table-cell>
          <table:table-cell table:formula="of:=[.H51]-([.I51]*[.$D$66]+[.J51]*[.$D$61]+[.K51]*[.$D$69]+[.L51]*[.$D$45])" office:value-type="float" office:value="-2.34570666200489" calcext:value-type="float">
            <text:p>-2.345706662</text:p>
          </table:table-cell>
          <table:table-cell office:value-type="string" calcext:value-type="string">
            <text:p>Graph – 7C + Fe + 4N + B –&gt; FeNC_B</text:p>
          </table:table-cell>
        </table:table-row>
        <table:table-row table:style-name="ro1">
          <table:table-cell office:value-type="string" calcext:value-type="string">
            <text:p>Fe_k6</text:p>
          </table:table-cell>
          <table:table-cell office:value-type="float" office:value="-111.60423861" calcext:value-type="float">
            <text:p>-111.60423861</text:p>
          </table:table-cell>
          <table:table-cell table:formula="of:=[.B52]*[.$F$3]" office:value-type="float" office:value="-1518.45357341348" calcext:value-type="float">
            <text:p>-1518.4535734135</text:p>
          </table:table-cell>
          <table:table-cell table:formula="of:=[.C52]/[.E52]" office:value-type="float" office:value="-759.22678670674" calcext:value-type="float">
            <text:p>-759.2267867067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FeNC_B_N</text:p>
          </table:table-cell>
          <table:table-cell table:style-name="ce3" office:value-type="float" office:value="-12121.4998609137" calcext:value-type="float">
            <text:p>-12121.499860913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52]-([.I52]*[.$D$66]+[.J52]*[.$D$61]+[.K52]*[.$D$68]+[.L52]*[.$D$45])" office:value-type="float" office:value="-1.21681941848146" calcext:value-type="float">
            <text:p>-1.2168194185</text:p>
          </table:table-cell>
          <table:table-cell table:formula="of:=[.H52]-([.I52]*[.$D$66]+[.J52]*[.$D$61]+[.K52]*[.$D$69]+[.L52]*[.$D$45])" office:value-type="float" office:value="-3.91681941848037" calcext:value-type="float">
            <text:p>-3.9168194185</text:p>
          </table:table-cell>
          <table:table-cell office:value-type="string" calcext:value-type="string">
            <text:p>Graph – 8C + Fe + 5N + B –&gt; FeNC_B_N</text:p>
          </table:table-cell>
        </table:table-row>
        <table:table-row table:style-name="ro1">
          <table:table-cell office:value-type="string" calcext:value-type="string">
            <text:p>Fe_k7</text:p>
          </table:table-cell>
          <table:table-cell office:value-type="float" office:value="-111.60359672" calcext:value-type="float">
            <text:p>-111.60359672</text:p>
          </table:table-cell>
          <table:table-cell table:formula="of:=[.B53]*[.$F$3]" office:value-type="float" office:value="-1518.44484005195" calcext:value-type="float">
            <text:p>-1518.444840052</text:p>
          </table:table-cell>
          <table:table-cell table:formula="of:=[.C53]/[.E53]" office:value-type="float" office:value="-759.222420025974" calcext:value-type="float">
            <text:p>-759.22242002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_k8</text:p>
          </table:table-cell>
          <table:table-cell office:value-type="float" office:value="-111.60373866" calcext:value-type="float">
            <text:p>-111.60373866</text:p>
          </table:table-cell>
          <table:table-cell table:formula="of:=[.B54]*[.$F$3]" office:value-type="float" office:value="-1518.44677124473" calcext:value-type="float">
            <text:p>-1518.4467712447</text:p>
          </table:table-cell>
          <table:table-cell table:formula="of:=[.C54]/[.E54]" office:value-type="float" office:value="-759.223385622366" calcext:value-type="float">
            <text:p>-759.2233856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form of addition N/B to FeNC (eV)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F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B</text:p>
          </table:table-cell>
          <table:table-cell table:number-columns-repeated="2"/>
          <table:table-cell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N2_e10</text:p>
          </table:table-cell>
          <table:table-cell office:value-type="float" office:value="-37.8265042413" calcext:value-type="float">
            <text:p>-37.8265042413</text:p>
          </table:table-cell>
          <table:table-cell table:formula="of:=[.B55]*[.$F$3]" office:value-type="float" office:value="-514.655995599396" calcext:value-type="float">
            <text:p>-514.6559955994</text:p>
          </table:table-cell>
          <table:table-cell table:formula="of:=[.C55]/[.E55]" office:value-type="float" office:value="-257.327997799698" calcext:value-type="float">
            <text:p>-257.32799779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NC</text:p>
          </table:table-cell>
          <table:table-cell table:formula="of:=[.H46]" office:value-type="float" office:value="-12074.4557572134" calcext:value-type="float">
            <text:p>-12074.455757213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_e20</text:p>
          </table:table-cell>
          <table:table-cell office:value-type="float" office:value="-39.583711192" calcext:value-type="float">
            <text:p>-39.583711192</text:p>
          </table:table-cell>
          <table:table-cell table:formula="of:=[.B56]*[.$F$3]" office:value-type="float" office:value="-538.564022810097" calcext:value-type="float">
            <text:p>-538.5640228101</text:p>
          </table:table-cell>
          <table:table-cell table:formula="of:=[.C56]/[.E56]" office:value-type="float" office:value="-269.282011405048" calcext:value-type="float">
            <text:p>-269.28201140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N2_e30</text:p>
          </table:table-cell>
          <table:table-cell table:style-name="ce3" office:value-type="float" office:value="-39.70404981" calcext:value-type="float">
            <text:p>-39.70404981</text:p>
          </table:table-cell>
          <table:table-cell table:style-name="ce3" table:formula="of:=[.B57]*[.$F$3]" office:value-type="float" office:value="-540.201313712285" calcext:value-type="float">
            <text:p>-540.2013137123</text:p>
          </table:table-cell>
          <table:table-cell table:style-name="ce3" table:formula="of:=[.C57]/[.E57]" office:value-type="float" office:value="-270.100656856142" calcext:value-type="float">
            <text:p>-270.100656856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FeNC_N</text:p>
          </table:table-cell>
          <table:table-cell table:style-name="ce3" table:formula="of:=[.H48]" office:value-type="float" office:value="-12188.9512334494" calcext:value-type="float">
            <text:p>-12188.951233449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H57]-([.I57]*[.$D$41]+[.K57]*[.$D$57]+[.J57]*[.$D$50]+[.L57]*[.$D$45]+[.$H$55])" office:value-type="float" office:value="0.572546318255263" calcext:value-type="float">
            <text:p>0.5725463183</text:p>
          </table:table-cell>
          <table:table-cell/>
          <table:table-cell office:value-type="string" calcext:value-type="string">
            <text:p>FeNC – C + N –&gt; FeNC_N</text:p>
          </table:table-cell>
        </table:table-row>
        <table:table-row table:style-name="ro1">
          <table:table-cell office:value-type="string" calcext:value-type="string">
            <text:p>N2_e40</text:p>
          </table:table-cell>
          <table:table-cell office:value-type="float" office:value="-39.7062964774" calcext:value-type="float">
            <text:p>-39.7062964774</text:p>
          </table:table-cell>
          <table:table-cell table:formula="of:=[.B58]*[.$F$3]" office:value-type="float" office:value="-540.231881190584" calcext:value-type="float">
            <text:p>-540.2318811906</text:p>
          </table:table-cell>
          <table:table-cell table:formula="of:=[.C58]/[.E58]" office:value-type="float" office:value="-270.115940595292" calcext:value-type="float">
            <text:p>-270.115940595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FeNC_N_B</text:p>
          </table:table-cell>
          <table:table-cell table:style-name="ce3" table:formula="of:=[.H49]" office:value-type="float" office:value="-12120.5873168993" calcext:value-type="float">
            <text:p>-12120.587316899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58]-([.I58]*[.$D$41]+[.K58]*[.$D$57]+[.J58]*[.$D$50]+[.L58]*[.$D$45]+[.H57])" office:value-type="float" office:value="-1.21652038309912" calcext:value-type="float">
            <text:p>-1.2165203831</text:p>
          </table:table-cell>
          <table:table-cell/>
          <table:table-cell office:value-type="string" calcext:value-type="string">
            <text:p>FeNC_N – C + B –&gt; FeNC_N_B</text:p>
          </table:table-cell>
        </table:table-row>
        <table:table-row table:style-name="ro1">
          <table:table-cell office:value-type="string" calcext:value-type="string">
            <text:p>N2_e50</text:p>
          </table:table-cell>
          <table:table-cell office:value-type="float" office:value="-39.7080017855" calcext:value-type="float">
            <text:p>-39.7080017855</text:p>
          </table:table-cell>
          <table:table-cell table:formula="of:=[.B59]*[.$F$3]" office:value-type="float" office:value="-540.255083097702" calcext:value-type="float">
            <text:p>-540.2550830977</text:p>
          </table:table-cell>
          <table:table-cell table:formula="of:=[.C59]/[.E59]" office:value-type="float" office:value="-270.127541548851" calcext:value-type="float">
            <text:p>-270.127541548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phitic N</text:p>
          </table:table-cell>
          <table:table-cell office:value-type="string" calcext:value-type="string">
            <text:p>equal to N2 + 0.54eV</text:p>
          </table:table-cell>
          <table:table-cell/>
          <table:table-cell table:formula="of:=[.D57]+0.54" office:value-type="float" office:value="-269.560656856142" calcext:value-type="float">
            <text:p>-269.5606568561</text:p>
          </table:table-cell>
          <table:table-cell table:number-columns-repeated="2"/>
          <table:table-cell table:style-name="ce3" office:value-type="string" calcext:value-type="string">
            <text:p>FeNC_B</text:p>
          </table:table-cell>
          <table:table-cell table:style-name="ce3" table:formula="of:=[.C30]" office:value-type="float" office:value="-12005.4586718679" calcext:value-type="float">
            <text:p>-12005.4586718679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60]-([.I60]*[.$D$41]+[.K60]*[.$D$57]+[.J60]*[.$D$50]+[.L60]*[.$D$45]+[.H55])" office:value-type="float" office:value="-0.583351587662037" calcext:value-type="float">
            <text:p>-0.5833515877</text:p>
          </table:table-cell>
          <table:table-cell/>
          <table:table-cell office:value-type="string" calcext:value-type="string">
            <text:p>FeNC – C + B –&gt; FeNC_B</text:p>
          </table:table-cell>
        </table:table-row>
        <table:table-row table:style-name="ro1">
          <table:table-cell table:style-name="ce3" office:value-type="string" calcext:value-type="string">
            <text:p>Fe_k6</text:p>
          </table:table-cell>
          <table:table-cell table:style-name="ce3" office:value-type="float" office:value="-892.00919336" calcext:value-type="float">
            <text:p>-892.00919336</text:p>
          </table:table-cell>
          <table:table-cell table:style-name="ce3" table:formula="of:=[.B61]*[.$F$3]" office:value-type="float" office:value="-12136.4077569524" calcext:value-type="float">
            <text:p>-12136.4077569524</text:p>
          </table:table-cell>
          <table:table-cell table:style-name="ce3" table:formula="of:=[.C61]/[.E61]" office:value-type="float" office:value="-758.525484809523" calcext:value-type="float">
            <text:p>-758.525484809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FeNC_B_N</text:p>
          </table:table-cell>
          <table:table-cell table:style-name="ce3" table:formula="of:=[.C36]" office:value-type="float" office:value="-12121.4998609137" calcext:value-type="float">
            <text:p>-12121.4998609137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H61]-([.I61]*[.$D$41]+[.K61]*[.$D$57]+[.J61]*[.$D$50]+[.L61]*[.$D$45]+[.H60])" office:value-type="float" office:value="-0.973166491581651" calcext:value-type="float">
            <text:p>-0.9731664916</text:p>
          </table:table-cell>
          <table:table-cell/>
          <table:table-cell office:value-type="string" calcext:value-type="string">
            <text:p>FeNC_B – C + N –&gt; FeNC_N_B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nergy (Ry)</text:p>
          </table:table-cell>
          <table:table-cell office:value-type="string" calcext:value-type="string">
            <text:p>Energy (eV)</text:p>
          </table:table-cell>
          <table:table-cell table:number-columns-repeated="3"/>
          <table:table-cell table:style-name="ce3" office:value-type="string" calcext:value-type="string">
            <text:p>Graphene_N</text:p>
          </table:table-cell>
          <table:table-cell table:style-name="ce3" table:formula="of:=[.C64]" office:value-type="float" office:value="-11280.8626129207" calcext:value-type="float">
            <text:p>-11280.862612920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H63]-([.I63]*[.$D$66]+[.J63]*[.$D$61]+[.K63]*[.$D$57]+[.L63]*[.$D$45])" office:value-type="float" office:value="0.674325512181895" calcext:value-type="float">
            <text:p>0.6743255122</text:p>
          </table:table-cell>
          <table:table-cell/>
          <table:table-cell office:value-type="string" calcext:value-type="string">
            <text:p>Graph – 1C + 1N –&gt; GrN</text:p>
          </table:table-cell>
        </table:table-row>
        <table:table-row table:style-name="ro1">
          <table:table-cell table:style-name="ce3" office:value-type="string" calcext:value-type="string">
            <text:p>GrN</text:p>
          </table:table-cell>
          <table:table-cell table:style-name="ce3" office:value-type="float" office:value="-829.1278079374" calcext:value-type="float">
            <text:p>-829.1278079374</text:p>
          </table:table-cell>
          <table:table-cell table:style-name="ce3" table:formula="of:=[.B64]*[.$F$3]" office:value-type="float" office:value="-11280.8626129207" calcext:value-type="float">
            <text:p>-11280.86261292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3</text:p>
          </table:table-cell>
          <table:table-cell office:value-type="float" office:value="-205.17665025" calcext:value-type="float">
            <text:p>-205.17665025</text:p>
          </table:table-cell>
          <table:table-cell table:formula="of:=[.B65]*[.$F$3]" office:value-type="float" office:value="-2791.57155349478" calcext:value-type="float">
            <text:p>-2791.5715534948</text:p>
          </table:table-cell>
          <table:table-cell table:formula="of:=[.C65]/[.E65]" office:value-type="float" office:value="-155.087308527488" calcext:value-type="float">
            <text:p>-155.087308527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8</text:p>
          </table:table-cell>
          <table:table-cell office:value-type="float" office:value="-1459.06541075" calcext:value-type="float">
            <text:p>-1459.06541075</text:p>
          </table:table-cell>
          <table:table-cell table:formula="of:=[.B66]*[.$F$3]" office:value-type="float" office:value="-19851.6034372088" calcext:value-type="float">
            <text:p>-19851.6034372088</text:p>
          </table:table-cell>
          <table:table-cell table:formula="of:=[.C66]/[.E66]" office:value-type="float" office:value="-155.090651853194" calcext:value-type="float">
            <text:p>-155.0906518532</text:p>
          </table:table-cell>
          <table:table-cell table:formula="of:=128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6</text:p>
          </table:table-cell>
          <table:table-cell office:value-type="float" office:value="-820.70664128" calcext:value-type="float">
            <text:p>-820.70664128</text:p>
          </table:table-cell>
          <table:table-cell table:formula="of:=[.B67]*[.$F$3]" office:value-type="float" office:value="-11166.2867620167" calcext:value-type="float">
            <text:p>-11166.2867620167</text:p>
          </table:table-cell>
          <table:table-cell table:formula="of:=[.C67]/[.E67]" office:value-type="float" office:value="-155.08731613912" calcext:value-type="float">
            <text:p>-155.0873161391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mag</text:p>
          </table:table-cell>
          <table:table-cell office:value-type="float" office:value="-39.7040602889" calcext:value-type="float">
            <text:p>-39.7040602889</text:p>
          </table:table-cell>
          <table:table-cell table:formula="of:=[.B68]*[.$F$3]" office:value-type="float" office:value="-540.201456285034" calcext:value-type="float">
            <text:p>-540.201456285</text:p>
          </table:table-cell>
          <table:table-cell table:formula="of:=[.C68]/[.E68]" office:value-type="float" office:value="-270.100728142517" calcext:value-type="float">
            <text:p>-270.100728142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phitic N</text:p>
          </table:table-cell>
          <table:table-cell office:value-type="string" calcext:value-type="string">
            <text:p>equal to N2 + 0.54eV</text:p>
          </table:table-cell>
          <table:table-cell/>
          <table:table-cell table:formula="of:=[.D68]+0.54" office:value-type="float" office:value="-269.560728142517" calcext:value-type="float">
            <text:p>-269.5607281425</text:p>
          </table:table-cell>
          <table:table-cell table:number-columns-repeated="11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 Energy (eV)</text:p>
          </table:table-cell>
          <table:table-cell office:value-type="string" calcext:value-type="string">
            <text:p>Erelative (eV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a)</text:p>
          </table:table-cell>
          <table:table-cell table:style-name="ce5" office:value-type="float" office:value="-12188.9340430825" calcext:value-type="float">
            <text:p>-12188.93</text:p>
          </table:table-cell>
          <table:table-cell table:style-name="ce5" office:value-type="float" office:value="0.017190366845" calcext:value-type="float">
            <text:p>0.02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(b)</text:p>
          </table:table-cell>
          <table:table-cell table:style-name="ce6" office:value-type="float" office:value="-12188.9512334494" calcext:value-type="float">
            <text:p>-12188.95</text:p>
          </table:table-cell>
          <table:table-cell table:style-name="ce6" office:value-type="float" office:value="0" calcext:value-type="float">
            <text:p>0.00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(c)</text:p>
          </table:table-cell>
          <table:table-cell table:style-name="ce5" office:value-type="float" office:value="-12188.8592657306" calcext:value-type="float">
            <text:p>-12188.86</text:p>
          </table:table-cell>
          <table:table-cell table:style-name="ce5" office:value-type="float" office:value="0.0919677187974344" calcext:value-type="float">
            <text:p>0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d)</text:p>
          </table:table-cell>
          <table:table-cell table:style-name="ce5" office:value-type="float" office:value="-12188.8617418533" calcext:value-type="float">
            <text:p>-12188.86</text:p>
          </table:table-cell>
          <table:table-cell table:style-name="ce5" office:value-type="float" office:value="0.0894915960378171" calcext:value-type="float">
            <text:p>0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e)</text:p>
          </table:table-cell>
          <table:table-cell table:style-name="ce5" office:value-type="float" office:value="-12188.910765774" calcext:value-type="float">
            <text:p>-12188.91</text:p>
          </table:table-cell>
          <table:table-cell table:style-name="ce5" office:value-type="float" office:value="0.0404676753803983" calcext:value-type="float">
            <text:p>0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f)</text:p>
          </table:table-cell>
          <table:table-cell table:style-name="ce5" office:value-type="float" office:value="-12188.8617637204" calcext:value-type="float">
            <text:p>-12188.86</text:p>
          </table:table-cell>
          <table:table-cell table:style-name="ce5" office:value-type="float" office:value="0.0894697289584769" calcext:value-type="float">
            <text:p>0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elative = E(n) – Elowest; n = a, b, c, d, e, f; Elowest = E(b)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(i) </text:p>
          </table:table-cell>
          <table:table-cell table:style-name="ce6" office:value-type="float" office:value="-12120.5873168993" calcext:value-type="float">
            <text:p>-12120.5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ii) </text:p>
          </table:table-cell>
          <table:table-cell table:style-name="ce5" office:value-type="float" office:value="-12119.3287758715" calcext:value-type="float">
            <text:p>-12119.33</text:p>
          </table:table-cell>
          <table:table-cell table:style-name="ce5" office:value-type="float" office:value="1.25854102784433" calcext:value-type="float">
            <text:p>1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iii)</text:p>
          </table:table-cell>
          <table:table-cell table:style-name="ce5" office:value-type="float" office:value="-12119.0466690283" calcext:value-type="float">
            <text:p>-12119.05</text:p>
          </table:table-cell>
          <table:table-cell table:style-name="ce5" office:value-type="float" office:value="1.54064787098469" calcext:value-type="float">
            <text:p>1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iv)</text:p>
          </table:table-cell>
          <table:table-cell table:style-name="ce5" office:value-type="float" office:value="-12118.9996354852" calcext:value-type="float">
            <text:p>-12119.00</text:p>
          </table:table-cell>
          <table:table-cell table:style-name="ce5" office:value-type="float" office:value="1.58768141407018" calcext:value-type="float">
            <text:p>1.5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6:00:36.394430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0:40:18.394768698</meta:creation-date>
    <dc:date>2016-08-17T06:02:12.271046348</dc:date>
    <meta:editing-duration>PT12H54M55S</meta:editing-duration>
    <meta:editing-cycles>23</meta:editing-cycles>
    <meta:generator>LibreOffice/5.1.4.2$Linux_X86_64 LibreOffice_project/10m0$Build-2</meta:generator>
    <meta:document-statistic meta:table-count="1" meta:cell-count="437" meta:object-count="0"/>
  </office:meta>
</office:document-meta>
</file>